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085" officeooo:paragraph-rsid="00141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sponde ás seguintes cuestións sobre variables e constantes:</text:p>
      <text:p text:style-name="Standard"/>
      <text:p text:style-name="Standard">Indica se o anaco de código seguinte é correcto. En caso contrario, explica razonadamente por que non é correcto:</text:p>
      <text:p text:style-name="Standard">&lt;script&gt;</text:p>
      <text:p text:style-name="Standard"><text:s text:c="4"/>let variable = 3;</text:p>
      <text:p text:style-name="Standard"><text:s text:c="4"/>let numero = variable;</text:p>
      <text:p text:style-name="Standard"><text:s text:c="4"/>variable = "Bos días";</text:p>
      <text:p text:style-name="Standard"><text:s text:c="4"/>//let variable = 5;</text:p>
      <text:p text:style-name="Standard"><text:s/>&lt;/script&gt;</text:p>
      <text:p text:style-name="Standard"/>
      <text:p text:style-name="P1">Correcto</text:p>
      <text:p text:style-name="Standard"/>
      <text:p text:style-name="Standard"/>
      <text:p text:style-name="Standard">Indica se o anaco de código seguinte é correcto. Se é correcto, cal é o valor que se mostra? Se non é correcto, cal é a razón?</text:p>
      <text:p text:style-name="Standard">&lt;script&gt;</text:p>
      <text:p text:style-name="Standard"><text:s text:c="4"/>let posicion = 3;</text:p>
      <text:p text:style-name="Standard"><text:s text:c="4"/>let Posicion = 4;</text:p>
      <text:p text:style-name="Standard"><text:s text:c="4"/>posicion = Posicion;</text:p>
      <text:p text:style-name="Standard"><text:s text:c="4"/>alert(posicion);</text:p>
      <text:p text:style-name="Standard">&lt;/script&gt;</text:p>
      <text:p text:style-name="Standard"/>
      <text:p text:style-name="P1">Correcto, móstrase 4</text:p>
      <text:p text:style-name="Standard"/>
      <text:p text:style-name="Standard">Indica se o anaco de código seguinte é correcto. Se é correcto, cal é o valor que se mostra? Se non é correcto, cal é a razón?</text:p>
      <text:p text:style-name="Standard">&lt;script&gt;</text:p>
      <text:p text:style-name="Standard"><text:s text:c="4"/>let a, b, c;</text:p>
      <text:p text:style-name="Standard"><text:s text:c="4"/>a = b = c = 5;</text:p>
      <text:p text:style-name="Standard"><text:s text:c="4"/>alert(a);</text:p>
      <text:p text:style-name="Standard">&lt;/script&gt;</text:p>
      <text:p text:style-name="Standard"/>
      <text:p text:style-name="P1">Correcto, móstrase 5</text:p>
      <text:p text:style-name="Standard"/>
      <text:p text:style-name="Standard">Indica se o anaco de código seguinte é correcto. Se é correcto, cal é o valor que se mostra? Se non é correcto, cal é a razón?</text:p>
      <text:p text:style-name="Standard">&lt;script&gt;</text:p>
      <text:p text:style-name="Standard"><text:s text:c="4"/>const PI = 3.1416;</text:p>
      <text:p text:style-name="Standard"><text:s text:c="4"/>PI = 3.14;</text:p>
      <text:p text:style-name="Standard"><text:s text:c="4"/>const radio;</text:p>
      <text:p text:style-name="Standard"><text:s text:c="4"/>radio = 2;</text:p>
      <text:p text:style-name="Standard"><text:s text:c="4"/>const area = PI * radio * radio;</text:p>
      <text:p text:style-name="Standard"><text:s text:c="4"/>alert(area);</text:p>
      <text:p text:style-name="Standard">&lt;/script&gt;</text:p>
      <text:p text:style-name="Standard"/>
      <text:p text:style-name="P1">Incorrecto, no le puedo cambiar el valor a la variable PI y tampoco puedo añadirle un valor a una constante posteriormente de haberla declarado</text:p>
      <text:p text:style-name="Standard"/>
      <text:p text:style-name="Standard">Indica se o anaco de código seguinte é correcto. Se é correcto, cal é o valor que se mostra? Se non é correcto, cal é a razón?</text:p>
      <text:p text:style-name="Standard">&lt;script&gt;</text:p>
      <text:p text:style-name="Standard"><text:soft-page-break/><text:s text:c="4"/>alert(valor);</text:p>
      <text:p text:style-name="Standard"><text:s text:c="4"/>let valor = 10;</text:p>
      <text:p text:style-name="Standard"><text:s text:c="4"/>alert(valor);</text:p>
      <text:p text:style-name="Standard"><text:s text:c="4"/>&lt;/script&gt;</text:p>
      <text:p text:style-name="Standard"/>
      <text:p text:style-name="P1">Incorrecto, no se ha dado un valor a valor</text:p>
      <text:p text:style-name="Standard"/>
      <text:p text:style-name="Standard">Indica se o anaco de código seguinte é correcto. Se é correcto, cal é o valor que se mostra? Se non é correcto, cal é a razón?</text:p>
      <text:p text:style-name="Standard">&lt;script&gt;</text:p>
      <text:p text:style-name="Standard"><text:s text:c="4"/>let class = "A";</text:p>
      <text:p text:style-name="Standard"><text:s text:c="4"/>alert(class);</text:p>
      <text:p text:style-name="Standard"><text:s text:c="4"/>let nombreClase = "A"; </text:p>
      <text:p text:style-name="Standard"><text:s text:c="4"/>alert(nombreClase);</text:p>
      <text:p text:style-name="Standard">&lt;/script&gt;</text:p>
      <text:p text:style-name="Standard"/>
      <text:p text:style-name="P1">Incorrecto, usa class que es una palabra reservada </text:p>
      <text:p text:style-name="Standard"/>
      <text:p text:style-name="Standard">Indica se o anaco de código seguinte é correcto. Se é correcto, cal é o valor que se mostra? Se non é correcto, cal é a razón? </text:p>
      <text:p text:style-name="Standard">&lt;script&gt;</text:p>
      <text:p text:style-name="Standard"><text:s text:c="4"/>const COR_FONDO = "#F00";</text:p>
      <text:p text:style-name="Standard"><text:s text:c="4"/>let COR_FONDO = "#ABC";</text:p>
      <text:p text:style-name="Standard"><text:s text:c="4"/>alert(COR_FONDO);</text:p>
      <text:p text:style-name="Standard">&lt;/script&gt;</text:p>
      <text:p text:style-name="Standard"/>
      <text:p text:style-name="P1">Incorrecto, la constante y la variable poseen el mismo nombre</text:p>
      <text:p text:style-name="Standard"/>
      <text:p text:style-name="Standard">Indica se o anaco de código seguinte é correcto. Se é correcto, cal é o valor que se mostra? Se non é correcto, cal é a razón? </text:p>
      <text:p text:style-name="Standard">&lt;script&gt;</text:p>
      <text:p text:style-name="Standard"><text:s text:c="4"/>const TOTAL</text:p>
      <text:p text:style-name="Standard"><text:s text:c="4"/>TOTAL = 2</text:p>
      <text:p text:style-name="Standard"><text:s text:c="4"/>alert(TOTAL);</text:p>
      <text:p text:style-name="Standard">&lt;/script&gt;</text:p>
      <text:p text:style-name="Standard"/>
      <text:p text:style-name="P1">Incorrecto, se le da un valor a una constante después de haberla declarado</text:p>
      <text:p text:style-name="Standard"/>
      <text:p text:style-name="Standard">Escribe un arquivo que conteña o seguinte código: </text:p>
      <text:p text:style-name="Standard">Declarar dúas variables, unha para almacenar o nome dun produto e outra para almacenar o nome dunha categoría.</text:p>
      <text:p text:style-name="Standard">Asignar á variable do produto o valor "ordenador".</text:p>
      <text:p text:style-name="Standard">Asignar á variable da categoría a variable do produto.</text:p>
      <text:p text:style-name="Standard">Mostrar o valor da variable da categoría.</text:p>
      <text:p text:style-name="Standard">Modificar o valor da categoría e asignarlle o valor "hardware".</text:p>
      <text:p text:style-name="Standard">Mostra o valor da variable da categoría.</text:p>
      <text:p text:style-name="Standard">Declarar unha constante para almacenar un nome xenérico.</text:p>
      <text:p text:style-name="Standard">Asígnalle á constante o valor da variable da categoría.</text:p>
      <text:p text:style-name="Standard">Asígnalle o valor da constante á variable do produto.</text:p>
      <text:p text:style-name="Standard">Mostra o valor da variable do produto.</text:p>
      <text:p text:style-name="Standard">Pódese modificar o valor da constante para que pase a ser "ELEMENTOS"?</text:p>
      <text:p text:style-name="P1">No puedes cambiar el valor de la constante.</text:p>
      <text:p text:style-name="P1"><text:soft-page-break/>let producto;<text:line-break/>let categoria;<text:line-break/>producto="ordenador"<text:line-break/>categoria=producto;<text:line-break/>alert(categoria);<text:line-break/>categoria="hardware";<text:line-break/>alert(categoria);<text:line-break/>const NOM_GENERICO=categoria;<text:line-break/>producto=NOM_GENERICO;<text:line-break/>alert(product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3:57:39.605987700</meta:creation-date>
    <dc:date>2026-02-02T14:21:05.990687900</dc:date>
    <meta:editing-duration>PT13M1S</meta:editing-duration>
    <meta:editing-cycles>1</meta:editing-cycles>
    <meta:document-statistic meta:table-count="0" meta:image-count="0" meta:object-count="0" meta:page-count="3" meta:paragraph-count="77" meta:word-count="528" meta:character-count="3146" meta:non-whitespace-character-count="2565"/>
    <meta:generator>LibreOffice/25.2.2.2$Windows_X86_64 LibreOffice_project/7370d4be9e3cf6031a51beef54ff3bda878e3fac</meta:generator>
  </office:meta>
</office:document-meta>
</file>